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ype" svg:font-family="Type"/>
    <style:font-face style:name="TypeWriter" svg:font-family="TypeWriter" style:font-family-generic="modern"/>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12a698" officeooo:paragraph-rsid="0012a698"/>
    </style:style>
    <style:style style:name="P2" style:family="paragraph" style:parent-style-name="Standard">
      <style:text-properties style:font-name="Calibri" fo:font-size="16pt" officeooo:rsid="0012a698" officeooo:paragraph-rsid="0012a698" style:font-size-asian="16pt" style:font-size-complex="16pt"/>
    </style:style>
    <style:style style:name="P3" style:family="paragraph" style:parent-style-name="Standard">
      <style:text-properties style:font-name="Calibri" officeooo:rsid="0014611e" officeooo:paragraph-rsid="0012a698"/>
    </style:style>
    <style:style style:name="P4" style:family="paragraph" style:parent-style-name="Standard">
      <style:text-properties style:font-name="Calibri" officeooo:rsid="0014611e" officeooo:paragraph-rsid="0014611e"/>
    </style:style>
    <style:style style:name="P5" style:family="paragraph" style:parent-style-name="Standard">
      <style:text-properties style:font-name="Calibri" officeooo:rsid="0014611e" officeooo:paragraph-rsid="0014d411"/>
    </style:style>
    <style:style style:name="P6" style:family="paragraph" style:parent-style-name="Standard">
      <style:text-properties style:font-name="Calibri" officeooo:rsid="0014d411" officeooo:paragraph-rsid="0014d411"/>
    </style:style>
    <style:style style:name="P7" style:family="paragraph" style:parent-style-name="Standard">
      <style:text-properties officeooo:paragraph-rsid="0014611e"/>
    </style:style>
    <style:style style:name="P8" style:family="paragraph" style:parent-style-name="Standard">
      <style:text-properties style:font-name="TypeWriter" officeooo:rsid="0014d411" officeooo:paragraph-rsid="0014d411"/>
    </style:style>
    <style:style style:name="P9" style:family="paragraph" style:parent-style-name="Standard">
      <style:text-properties style:font-name="TypeWriter" officeooo:rsid="0014611e" officeooo:paragraph-rsid="0014611e"/>
    </style:style>
    <style:style style:name="P10" style:family="paragraph" style:parent-style-name="Standard">
      <style:text-properties style:font-name="TypeWriter" officeooo:rsid="0014611e" officeooo:paragraph-rsid="0014d411"/>
    </style:style>
    <style:style style:name="P11" style:family="paragraph" style:parent-style-name="Standard">
      <style:text-properties style:font-name="TypeWriter" officeooo:rsid="0014d411" officeooo:paragraph-rsid="0014611e"/>
    </style:style>
    <style:style style:name="P12" style:family="paragraph" style:parent-style-name="Standard">
      <style:text-properties style:font-name="Calibri" officeooo:rsid="0014d411" officeooo:paragraph-rsid="0014d411"/>
    </style:style>
    <style:style style:name="P13" style:family="paragraph" style:parent-style-name="Standard">
      <style:text-properties style:font-name="Calibri" officeooo:rsid="00176ee7" officeooo:paragraph-rsid="00176ee7"/>
    </style:style>
    <style:style style:name="P14" style:family="paragraph" style:parent-style-name="Standard">
      <style:text-properties style:font-name="Calibri" officeooo:rsid="0018f18c" officeooo:paragraph-rsid="0018f18c"/>
    </style:style>
    <style:style style:name="P15" style:family="paragraph" style:parent-style-name="Standard">
      <style:text-properties style:font-name="Calibri" officeooo:rsid="00196e76" officeooo:paragraph-rsid="00196e76"/>
    </style:style>
    <style:style style:name="P16" style:family="paragraph" style:parent-style-name="Standard">
      <style:text-properties style:font-name="Calibri" fo:font-weight="bold" officeooo:rsid="0018f18c" officeooo:paragraph-rsid="0018f18c" style:font-weight-asian="bold" style:font-weight-complex="bold"/>
    </style:style>
    <style:style style:name="P17" style:family="paragraph" style:parent-style-name="Standard">
      <style:text-properties style:font-name="Calibri" fo:font-weight="bold" officeooo:rsid="00176ee7" officeooo:paragraph-rsid="00176ee7" style:font-weight-asian="bold" style:font-weight-complex="bold"/>
    </style:style>
    <style:style style:name="P18" style:family="paragraph" style:parent-style-name="Standard">
      <style:text-properties style:font-name="Calibri" fo:font-weight="bold" officeooo:rsid="0014d411" officeooo:paragraph-rsid="0014d411" style:font-weight-asian="bold" style:font-weight-complex="bold"/>
    </style:style>
    <style:style style:name="P19" style:family="paragraph" style:parent-style-name="Standard">
      <style:text-properties style:font-name="Calibri" fo:font-weight="bold" officeooo:rsid="0014611e" officeooo:paragraph-rsid="0014611e" style:font-weight-asian="bold" style:font-weight-complex="bold"/>
    </style:style>
    <style:style style:name="P20" style:family="paragraph" style:parent-style-name="Standard">
      <style:text-properties style:font-name="Calibri" fo:font-weight="bold" officeooo:rsid="0012a698" officeooo:paragraph-rsid="0012a698" style:font-weight-asian="bold" style:font-weight-complex="bold"/>
    </style:style>
    <style:style style:name="P21" style:family="paragraph" style:parent-style-name="Standard">
      <style:text-properties style:font-name="TypeWriter" officeooo:rsid="0018f18c" officeooo:paragraph-rsid="0018f18c"/>
    </style:style>
    <style:style style:name="T1" style:family="text">
      <style:text-properties style:font-name="TypeWriter"/>
    </style:style>
    <style:style style:name="T2" style:family="text">
      <style:text-properties style:font-name="TypeWriter" officeooo:rsid="0014611e"/>
    </style:style>
    <style:style style:name="T3" style:family="text">
      <style:text-properties style:font-name="TypeWriter" officeooo:rsid="0014d411"/>
    </style:style>
    <style:style style:name="T4" style:family="text">
      <style:text-properties fo:font-style="normal" style:font-style-asian="normal" style:font-style-complex="normal"/>
    </style:style>
    <style:style style:name="T5" style:family="text">
      <style:text-properties officeooo:rsid="0014611e"/>
    </style:style>
    <style:style style:name="T6" style:family="text">
      <style:text-properties officeooo:rsid="00176ee7"/>
    </style:style>
    <style:style style:name="T7" style:family="text">
      <style:text-properties style:font-name="TypeWriter"/>
    </style:style>
    <style:style style:name="T8" style:family="text">
      <style:text-properties style:font-name="TypeWriter" officeooo:rsid="00176ee7"/>
    </style:style>
    <style:style style:name="T9" style:family="text">
      <style:text-properties style:font-name="TypeWriter" officeooo:rsid="00196e76"/>
    </style:style>
    <style:style style:name="T10" style:family="text">
      <style:text-properties officeooo:rsid="00196e76"/>
    </style:style>
    <style:style style:name="T11" style:family="text">
      <style:text-properties style:font-name="Calibri"/>
    </style:style>
    <style:style style:name="T12" style:family="text">
      <style:text-properties style:font-name="Calibri" officeooo:rsid="00196e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ux Examenvragen – November 2017</text:p>
      <text:p text:style-name="P1"/>
      <text:p text:style-name="P20">Vraag 1 (6pt)</text:p>
      <text:p text:style-name="P1"/>
      <text:p text:style-name="P1">(a) Maak m.b.v de grafische interface een nieuwe map genaamd LinuxRulzzz aan in de directory ~/Downloads. Maak in deze map 3 bestanden aan.</text:p>
      <text:p text:style-name="P1"/>
      <text:p text:style-name="P1">Voer het commando: <text:span text:style-name="T1">ls -la ~/Downloads/LinuxRulzzz</text:span> uit. </text:p>
      <text:p text:style-name="P1"/>
      <text:p text:style-name="P1">Laat met één screenshot de aangemaakte map LinuxRulzzz met de inhoud zien. Noem deze screenshot vraag1a.png (2pt)</text:p>
      <text:p text:style-name="P1"/>
      <text:p text:style-name="P1">(b) Zorg via de GUI dat de eigenaar van LinuxRulzzz enkel de bestanden kan lezen. De gebruikers in de groep enkel maar zien welke bestanden er zijn maar niet de inhoud kunnen weergeven. Alle andere gebruikers mogen niets. Maak een screenshot waar de rechten in de GUI weergegeven worden. Noem deze screenshot vraag1b.png (2pt)</text:p>
      <text:p text:style-name="P1"/>
      <text:p text:style-name="P1">(c) Waar in de interface van Unity kan je de workspaces aan zetten? Neem hiervan een screenshot en noem deze vraag1c.png (1pt)</text:p>
      <text:p text:style-name="P1"/>
      <text:p text:style-name="P1">(d) Zet de schaal voor de menu- en titlebar op 1.25. Neem hiervan een screenshot en noem deze vraag1d.png (1pt)</text:p>
      <text:p text:style-name="P1"/>
      <text:p text:style-name="P20">Vraag 2 (8pt)</text:p>
      <text:p text:style-name="P1"/>
      <text:p text:style-name="P1">Gegeven het bestand /<text:span text:style-name="T4">etc/passwd op jouw systeem.</text:span></text:p>
      <text:p text:style-name="P1"/>
      <text:p text:style-name="P1">(a) Tel met één statement het aantal lijnen waarin het cijfer 0 minimaal 1 keer voorkomt. (2pt)</text:p>
      <text:p text:style-name="P1"/>
      <text:p text:style-name="P1">(b) Toon met één statement alle lijnen waar er :x: en verder op diezelfde lijn /usr/sbin/nologin <text:span text:style-name="T5">staat. (2pt)</text:span></text:p>
      <text:p text:style-name="P3"/>
      <text:p text:style-name="P4">(c) Zoek in de man page van het bestand passwd op, op welke locatie de gebruikersnaam staat. Toon met één statement de gebruikersnaam van de allereerste lijn in het passwd bestand, samen met zijn userid (2pt)</text:p>
      <text:p text:style-name="P4">Verwacht resultaat: De allereerste gebruikersnaam is: root met als userid 0.</text:p>
      <text:p text:style-name="P4"/>
      <text:p text:style-name="P4">(d) Zoek naar het woord nobody in het bestand /etc/passwd. Maak gebruik van de gegevens in deze lijn om volgend resultaat te bekomen: (2pt)</text:p>
      <text:p text:style-name="P4"><text:tab/><text:span text:style-name="T1">nobody’s home directory is /nonexistent</text:span></text:p>
      <text:p text:style-name="P9"/>
      <text:p text:style-name="P19">Vraag 3 (2pt)</text:p>
      <text:p text:style-name="P4"/>
      <text:p text:style-name="P4">Gegeven volgende bestanden:</text:p>
      <text:p text:style-name="P4"><text:tab/><text:span text:style-name="T1">File1.TXT<text:tab/>FilE2.txt<text:tab/>txtFILE.tXt</text:span></text:p>
      <text:p text:style-name="P4">Welk commando voer je uit om deze in bulk te hernoemen naar: (2pt)</text:p>
      <text:p text:style-name="P4"><text:tab/><text:span text:style-name="T1">File1.png<text:tab/>FilE2.png<text:tab/>txtFILE.png</text:span></text:p>
      <text:p text:style-name="P4"/>
      <text:p text:style-name="P4"/>
      <text:p text:style-name="P19"><text:soft-page-break/>Vraag 4 (2pt)</text:p>
      <text:p text:style-name="P4"/>
      <text:p text:style-name="P4">Kopieer het bestand ‘<text:span text:style-name="T1">File1.png</text:span>’, van de vorige oefening, naar ‘<text:span text:style-name="T1">File1.png.backup</text:span>’. Toon hierbij de melding ‘<text:span text:style-name="T1">Het is gelukt</text:span>’ wanneer de operatie slaagt, en ‘<text:span text:style-name="T1">het is mislukt</text:span>’ wanneer er zich een fout voordoet . Zorg er voor dat standaard foutmeldingen niet meer zichtbaar zijn. (2pt)</text:p>
      <text:p text:style-name="P4"/>
      <text:p text:style-name="P19">Vraag 5 (3pt)</text:p>
      <text:p text:style-name="P4"/>
      <text:p text:style-name="P4">Zorg dat je prompt er als volgt uitziet (3pt):</text:p>
      <text:p text:style-name="P4"/>
      <text:p text:style-name="P7"><text:span text:style-name="T2">[11:40 AM]student@student-virtual-machine:~#</text:span><text:span text:style-name="T3">echo “Hallo wereld”</text:span></text:p>
      <text:p text:style-name="P11">Hallo Wereld</text:p>
      <text:p text:style-name="P10">[11:41 AM]student@student-virtual-machine:~#</text:p>
      <text:p text:style-name="P10">[11:41 AM]student@student-virtual-machine:~#</text:p>
      <text:p text:style-name="P10">[11:41 AM]student@student-virtual-machine:~#</text:p>
      <text:p text:style-name="P5"/>
      <text:p text:style-name="P6">Extra info: De tijd in het voorbeeld wordt getoond in Amerikaans formaat. Kies hiervoor de tijdzone in am/pm formaat.</text:p>
      <text:p text:style-name="P6"/>
      <text:p text:style-name="P18">Vraag 6 (1pt)</text:p>
      <text:p text:style-name="P6"/>
      <text:p text:style-name="P6">Met welk commando kan je in Vi of Vim ervoor zorgen dta je studentennummer steeds veranderd naar je e-mailadres door gebruik te maken van een abbreviation?</text:p>
      <text:p text:style-name="P6"/>
      <text:p text:style-name="P18">Vraag 7 (8pt)</text:p>
      <text:p text:style-name="P6"/>
      <text:p text:style-name="P6">Extra info: Je mag per deelvraag telkens maximaal 2 commando’s gebruiken. Meerdere pipes zijn wel toegestaan.</text:p>
      <text:p text:style-name="P6"/>
      <text:p text:style-name="P6">Voer de volgende commando’s uit: </text:p>
      <text:p text:style-name="P6"><text:tab/><text:span text:style-name="T1">$ mkdir ~/exMan</text:span></text:p>
      <text:p text:style-name="P8"><text:tab/>$ ls /usr/share/man/man1 &gt; ~/exMan/man1.txt</text:p>
      <text:p text:style-name="P8"><text:tab/>$ ls /usr/share/man/man5 &gt; ~/exMan/man5.txt</text:p>
      <text:p text:style-name="P8"/>
      <text:p text:style-name="P6">(a) Gebruik de commandline <text:span text:style-name="T6">om in de twee bestanden op iedere lijn het cijfer te veranderen naar een x. Daardoor wordt bijvoorbeeld “</text:span><text:span text:style-name="T8">zcat.1.gz</text:span><text:span text:style-name="T6">” verandert naar “</text:span><text:span text:style-name="T8">zcat.x.gz</text:span><text:span text:style-name="T6">” (4pt)</text:span></text:p>
      <text:p text:style-name="P6"/>
      <text:p text:style-name="P13">(b) Sorteer de twee bestanden alfabetisch naar man1_sorted.txt en man5_sorted.txt (2pt)</text:p>
      <text:p text:style-name="P13"/>
      <text:p text:style-name="P13">(c) Geef een commando dat telt hoeveel lijnen er hetzelfde zijn in man1_sorted.txt en man5_sorted.txt? De output van het commando is dus een getal. (2pt)</text:p>
      <text:p text:style-name="P13"/>
      <text:p text:style-name="P13"/>
      <text:p text:style-name="P13"/>
      <text:p text:style-name="P13"/>
      <text:p text:style-name="P13"/>
      <text:p text:style-name="P13"/>
      <text:p text:style-name="P13"/>
      <text:p text:style-name="P13"/>
      <text:p text:style-name="P17"><text:soft-page-break/>Vraag 8 (7pt)</text:p>
      <text:p text:style-name="P13"/>
      <text:p text:style-name="P13">(a) Maak een gebruiker genaamd shippai aan. De volledige naam van de gebruiker is Shippai Shimasu. (1pt)</text:p>
      <text:p text:style-name="P13"/>
      <text:p text:style-name="P13">(b) Zoek in de manpage van usermod op hoe je de shell kan veranderen naar de dash shell. (1pt)</text:p>
      <text:p text:style-name="P13"><text:tab/>(tip: <text:span text:style-name="T1">cat /etc/shells</text:span>)</text:p>
      <text:p text:style-name="P13"/>
      <text:p text:style-name="P13">(c) Maak een groep anime aan. (1pt)</text:p>
      <text:p text:style-name="P13"/>
      <text:p text:style-name="P13">(d) Zorg dat de gebruiker genaamd student, de administrator wordt van de groep anime. (1pt)</text:p>
      <text:p text:style-name="P13"/>
      <text:p text:style-name="P13">(e) Voeg shippai toe via de gebruiker student, zonder gebruik te maken van een sudo commando. (1pt)</text:p>
      <text:p text:style-name="P13"/>
      <text:p text:style-name="P13">(f) Verwijder alle administratoren van de groep anime. (2pt)</text:p>
      <text:p text:style-name="P13">– Welk tekstbestand ga je editeren en hoe?</text:p>
      <text:p text:style-name="P13">– Welk commando kan je hiervoor gebruiken? (In plaats van in het tekstbestand te editeren.)</text:p>
      <text:p text:style-name="P13"/>
      <text:p text:style-name="P17">Vraag 9 (7pt)</text:p>
      <text:p text:style-name="P13"/>
      <text:p text:style-name="P13">(a) Kopieer de bestanden /etc/shadow en /etc/passwd naar de ~ en neem daarbij de timestamps over. (1pt)</text:p>
      <text:p text:style-name="P13"/>
      <text:p text:style-name="P14">(b) Verander de rechten van <text:span text:style-name="T1">~/shadow</text:span> zodat de eigenaar enkel kan lezen, leden van de groep mogen enkel schrijven en andere mogen alles. Schrijf het commando op twee wijzen. Één maal gebruikmakend van de octal notation en een tweede maal met de letternotatie. (2pt)</text:p>
      <text:p text:style-name="P14"/>
      <text:p text:style-name="P14">(c) Zorg ervoor dat iedereen het passwd bestand in je home folder kan lezen en aanpassen. Schrijf de commando’s gebruikmakend van zowel de cijfernotatie als de letternotatie. (2pt)</text:p>
      <text:p text:style-name="P14"/>
      <text:p text:style-name="P14">(d) Telkens een nieuw bestand wordt aangemaakt op Ubuntu worden er standaard rechten toegepast. Geef het commando om ervoor te zorgen dat nieuwe bestanden worden aangemaakt met volgende rechten: (2pt)</text:p>
      <text:p text:style-name="P14">– Eigenaar: Lezen</text:p>
      <text:p text:style-name="P14">– Groep: Lezen en schrijven</text:p>
      <text:p text:style-name="P14">– Anderen: schrijve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Vraag 10 (6pt)</text:p>
      <text:p text:style-name="P14"/>
      <text:p text:style-name="P14">Maak de volgende bestanden aan in <text:span text:style-name="T1">~/Documents</text:span>:</text:p>
      <text:p text:style-name="P14"><text:tab/><text:span text:style-name="T1">.notTooEasy</text:span></text:p>
      <text:p text:style-name="P21"><text:tab/>.no7Inception</text:p>
      <text:p text:style-name="P21"><text:tab/>.go7WatchIt</text:p>
      <text:p text:style-name="P14"/>
      <text:p text:style-name="P14">(a) Zoek alle verborgen bestanden in <text:span text:style-name="T1">~/Documents</text:span> waarvan je zelf de eigenaar bent en minimaal één cijfer in de naam zit. (2pt)</text:p>
      <text:p text:style-name="P14">(Tip: gebruik OOK de <text:span text:style-name="T1">-iname optie</text:span>)</text:p>
      <text:p text:style-name="P14"/>
      <text:p text:style-name="P14">(b) Pas de vorige oefening aan zodat ieder gevonden bestand wordt gekopieerd naar <text:span text:style-name="T1">~/.</text:span><text:span text:style-name="T9">neHiddenFiles </text:span><text:span text:style-name="T12">(2pt)</text:span></text:p>
      <text:p text:style-name="P14"><text:span text:style-name="T12"/></text:p>
      <text:p text:style-name="P15"><text:span text:style-name="T11">(c) Maak hiervoor een alias genaamd: theEnd en zorg ervoor dat die permanent voor de huidige gebruiker wordt opgeslagen. (2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ype" svg:font-family="Type"/>
    <style:font-face style:name="TypeWriter" svg:font-family="TypeWriter" style:font-family-generic="modern"/>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1:01:02.702000000</meta:creation-date>
    <dc:date>2017-11-27T21:00:34.973000000</dc:date>
    <meta:editing-duration>PT8M1S</meta:editing-duration>
    <meta:editing-cycles>2</meta:editing-cycles>
    <meta:generator>LibreOffice/5.4.1.2$Windows_x86 LibreOffice_project/ea7cb86e6eeb2bf3a5af73a8f7777ac570321527</meta:generator>
    <meta:document-statistic meta:table-count="0" meta:image-count="0" meta:object-count="0" meta:page-count="4" meta:paragraph-count="69" meta:word-count="831" meta:character-count="5295" meta:non-whitespace-character-count="4515"/>
  </office:meta>
</office:document-meta>
</file>